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none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none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8"/>
        <table:table-column table:style-name="co5" table:default-cell-style-name="ce17"/>
        <table:table-column table:style-name="co6" table:default-cell-style-name="ce17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6" office:value-type="string">
            <text:p>Horas estimadas</text:p>
          </table:table-cell>
          <table:table-cell table:style-name="ce16" office:value-type="string">
            <text:p>Horas Insumidas</text:p>
          </table:table-cell>
        </table:table-row>
        <table:table-row table:style-name="ro2">
          <table:table-cell office:value-type="string">
            <text:p>Instalar git</text:p>
          </table:table-cell>
          <table:table-cell office:value-type="date" office:date-value="2012-08-19">
            <text:p>19/08/12</text:p>
          </table:table-cell>
          <table:table-cell office:value-type="string">
            <text:p>30 min </text:p>
          </table:table-cell>
          <table:table-cell office:value-type="string">
            <text:p>20 min</text:p>
          </table:table-cell>
        </table:table-row>
        <table:table-row table:style-name="ro2">
          <table:table-cell office:value-type="string">
            <text:p>Crear una cuenta en GitHub</text:p>
          </table:table-cell>
          <table:table-cell office:value-type="date" office:date-value="2012-08-19">
            <text:p>19/08/12</text:p>
          </table:table-cell>
          <table:table-cell office:value-type="string">
            <text:p>5 min</text:p>
          </table:table-cell>
          <table:table-cell office:value-type="string">
            <text:p>3 min</text:p>
          </table:table-cell>
        </table:table-row>
        <table:table-row table:style-name="ro2">
          <table:table-cell office:value-type="string">
            <text:p>Instalar Ruby y herramientas complementarias</text:p>
          </table:table-cell>
          <table:table-cell office:value-type="date" office:date-value="2012-08-20">
            <text:p>20/08/12</text:p>
          </table:table-cell>
          <table:table-cell office:value-type="string">
            <text:p>30 min </text:p>
          </table:table-cell>
          <table:table-cell office:value-type="string">
            <text:p>45 min</text:p>
          </table:table-cell>
        </table:table-row>
        <table:table-row table:style-name="ro2">
          <table:table-cell office:value-type="string">
            <text:p>Crear un repositorio en su cuenta GitHub</text:p>
          </table:table-cell>
          <table:table-cell office:value-type="date" office:date-value="2012-08-20">
            <text:p>20/08/12</text:p>
          </table:table-cell>
          <table:table-cell office:value-type="string">
            <text:p>10 min </text:p>
          </table:table-cell>
          <table:table-cell office:value-type="string">
            <text:p>8 min</text:p>
          </table:table-cell>
        </table:table-row>
        <table:table-row table:style-name="ro3">
          <table:table-cell table:style-name="ce3" office:value-type="string">
            <text:p>Agregar al repositorio el archivo adjunto y asegurarse que lo pueden ver en la pagina de github </text:p>
          </table:table-cell>
          <table:table-cell office:value-type="date" office:date-value="2012-08-20">
            <text:p>20/08/12</text:p>
          </table:table-cell>
          <table:table-cell office:value-type="string">
            <text:p>15 min</text:p>
          </table:table-cell>
          <table:table-cell office:value-type="string">
            <text:p>40 min</text:p>
          </table:table-cell>
        </table:table-row>
        <table:table-row table:style-name="ro3">
          <table:table-cell table:style-name="ce3" office:value-type="string">
            <text:p>Contestar este mail indicando la dirección de mail que van a utiilzar para recibir los mails del grupo google </text:p>
          </table:table-cell>
          <table:table-cell office:value-type="date" office:date-value="2012-08-18">
            <text:p>18/08/12</text:p>
          </table:table-cell>
          <table:table-cell office:value-type="string">
            <text:p>2 min</text:p>
          </table:table-cell>
          <table:table-cell office:value-type="string">
            <text:p>1 min</text:p>
          </table:table-cell>
        </table:table-row>
        <table:table-row table:style-name="ro2">
          <table:table-cell table:style-name="ce4"/>
          <table:table-cell table:style-name="ce9"/>
          <table:table-cell table:style-name="ce18" table:number-columns-repeated="2"/>
        </table:table-row>
        <table:table-row table:style-name="ro2">
          <table:table-cell office:value-type="string">
            <text:p>Leer el articulo “No Silver bullet”</text:p>
          </table:table-cell>
          <table:table-cell office:value-type="date" office:date-value="2012-08-25">
            <text:p>25/08/12</text:p>
          </table:table-cell>
          <table:table-cell office:value-type="string">
            <text:p>60 min</text:p>
          </table:table-cell>
          <table:table-cell office:value-type="string">
            <text:p>80 min</text:p>
          </table:table-cell>
        </table:table-row>
        <table:table-row table:style-name="ro2">
          <table:table-cell table:style-name="ce5" office:value-type="string">
            <text:p>Buscar informacion de personajes de la informatica</text:p>
          </table:table-cell>
          <table:table-cell table:style-name="ce10" office:value-type="date" office:date-value="2012-08-26">
            <text:p>26/08/12</text:p>
          </table:table-cell>
          <table:table-cell table:style-name="ce19" office:value-type="string">
            <text:p>60 min</text:p>
          </table:table-cell>
          <table:table-cell office:value-type="string">
            <text:p>50 min</text:p>
          </table:table-cell>
        </table:table-row>
        <table:table-row table:style-name="ro2">
          <table:table-cell table:style-name="ce5" office:value-type="string">
            <text:p>Generar documento “personajes_de_la_informatica”</text:p>
          </table:table-cell>
          <table:table-cell table:style-name="ce10" office:value-type="date" office:date-value="2012-08-26">
            <text:p>26/08/12</text:p>
          </table:table-cell>
          <table:table-cell table:style-name="ce19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table:style-name="ce5" office:value-type="string">
            <text:p>Generar documento “no_silver_bullet”</text:p>
          </table:table-cell>
          <table:table-cell table:style-name="ce10" office:value-type="date" office:date-value="2012-08-29">
            <text:p>29/08/12</text:p>
          </table:table-cell>
          <table:table-cell table:style-name="ce19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office:value-type="string">
            <text:p>Mirar serie The IT crowd</text:p>
          </table:table-cell>
          <table:table-cell office:value-type="date" office:date-value="2012-08-24">
            <text:p>24/08/12</text:p>
          </table:table-cell>
          <table:table-cell office:value-type="string">
            <text:p>120 min</text:p>
          </table:table-cell>
          <table:table-cell table:style-name="ce23" office:value-type="string">
            <text:p>80 min</text:p>
          </table:table-cell>
        </table:table-row>
        <table:table-row table:style-name="ro2">
          <table:table-cell office:value-type="string">
            <text:p>Averiguar sobre la Fifa de la informatica</text:p>
          </table:table-cell>
          <table:table-cell table:style-name="ce11" office:value-type="date" office:date-value="2012-08-29">
            <text:p>29/08/12</text:p>
          </table:table-cell>
          <table:table-cell office:value-type="string">
            <text:p>40min</text:p>
          </table:table-cell>
          <table:table-cell table:style-name="ce24" office:value-type="string">
            <text:p>45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Leer el articulo “No Silver bullet”</text:p>
          </table:table-cell>
          <table:table-cell table:style-name="ce12" office:value-type="date" office:date-value="2012-09-01">
            <text:p>01/09/12</text:p>
          </table:table-cell>
          <table:table-cell office:value-type="string">
            <text:p>30 min </text:p>
          </table:table-cell>
          <table:table-cell office:value-type="string">
            <text:p>50 min</text:p>
          </table:table-cell>
        </table:table-row>
        <table:table-row table:style-name="ro2">
          <table:table-cell office:value-type="string">
            <text:p>Responder la guia </text:p>
          </table:table-cell>
          <table:table-cell table:style-name="ce13" office:value-type="date" office:date-value="2012-09-02">
            <text:p>02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office:value-type="string">
            <text:p>Constestar el cuestionario de la primera iteración</text:p>
          </table:table-cell>
          <table:table-cell office:value-type="date" office:date-value="2012-09-02">
            <text:p>02/09/12</text:p>
          </table:table-cell>
          <table:table-cell office:value-type="string">
            <text:p>10 min </text:p>
          </table:table-cell>
          <table:table-cell office:value-type="string">
            <text:p>15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6" office:value-type="string">
            <text:p>Leer el capitulo “Crunching Knowledge”</text:p>
          </table:table-cell>
          <table:table-cell office:value-type="date" office:date-value="2012-09-09">
            <text:p>09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office:value-type="string">
            <text:p>Constestar la guia</text:p>
          </table:table-cell>
          <table:table-cell office:value-type="date" office:date-value="2012-09-09">
            <text:p>09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hacer ejercicio “Snaker”</text:p>
          </table:table-cell>
          <table:table-cell office:value-type="date" office:date-value="2012-09-12">
            <text:p>12/09/12</text:p>
          </table:table-cell>
          <table:table-cell table:number-columns-repeated="2" office:value-type="string">
            <text:p>20 min</text:p>
          </table:table-cell>
        </table:table-row>
        <table:table-row table:style-name="ro2">
          <table:table-cell office:value-type="string">
            <text:p>leer el articulo Analisis,Planificacion y estimacion Agil</text:p>
          </table:table-cell>
          <table:table-cell office:value-type="date" office:date-value="2012-09-15">
            <text:p>15/09/12</text:p>
          </table:table-cell>
          <table:table-cell office:value-type="string">
            <text:p>140 min </text:p>
          </table:table-cell>
          <table:table-cell office:value-type="string">
            <text:p>120 min</text:p>
          </table:table-cell>
        </table:table-row>
        <table:table-row table:style-name="ro2">
          <table:table-cell office:value-type="string">
            <text:p>Responder la guia </text:p>
          </table:table-cell>
          <table:table-cell office:value-type="date" office:date-value="2012-09-16">
            <text:p>16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7" office:value-type="string">
            <text:p>Jugar con balsamiq</text:p>
          </table:table-cell>
          <table:table-cell table:style-name="ce14" office:value-type="date" office:date-value="2012-09-19">
            <text:p>19/09/12</text:p>
          </table:table-cell>
          <table:table-cell table:style-name="ce20" office:value-type="string">
            <text:p>30 min </text:p>
          </table:table-cell>
          <table:table-cell table:style-name="ce20" office:value-type="string">
            <text:p>30 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Identificacion de MMF</text:p>
          </table:table-cell>
          <table:table-cell table:style-name="ce15" office:value-type="date" office:date-value="2012-09-25">
            <text:p>25/09/12</text:p>
          </table:table-cell>
          <table:table-cell table:style-name="ce21" office:value-type="string">
            <text:p>40min</text:p>
          </table:table-cell>
          <table:table-cell table:style-name="ce21" office:value-type="string">
            <text:p>30 min</text:p>
          </table:table-cell>
        </table:table-row>
        <table:table-row table:style-name="ro2">
          <table:table-cell table:style-name="Default" office:value-type="string">
            <text:p>Creacion del prototipo de pantalla asignado</text:p>
          </table:table-cell>
          <table:table-cell table:style-name="ce15" office:value-type="date" office:date-value="2012-09-26">
            <text:p>26/09/12</text:p>
          </table:table-cell>
          <table:table-cell table:style-name="ce21" office:value-type="string">
            <text:p>60 min</text:p>
          </table:table-cell>
          <table:table-cell table:style-name="ce21" office:value-type="string">
            <text:p>50 min</text:p>
          </table:table-cell>
        </table:table-row>
        <table:table-row table:style-name="ro2">
          <table:table-cell table:style-name="Default" office:value-type="string">
            <text:p>Identificacion de stories del asistente</text:p>
          </table:table-cell>
          <table:table-cell table:style-name="ce15" office:value-type="date" office:date-value="2012-09-24">
            <text:p>24/09/12</text:p>
          </table:table-cell>
          <table:table-cell table:style-name="ce22" office:value-type="string">
            <text:p>15 min</text:p>
          </table:table-cell>
          <table:table-cell table:style-name="ce21" office:value-type="string">
            <text:p>15min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 style:data-style-name="N2" text:time-value="0000-00-00T23:36:00.1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9-26T23:36:13.71</dc:date>
    <meta:editing-duration>PT4H56M40S</meta:editing-duration>
    <meta:editing-cycles>59</meta:editing-cycles>
    <meta:generator>LibreOffice/3.6$Windows_x86 LibreOffice_project/932b512-69e3009-7a10e5c-fc86223-a55908</meta:generator>
    <meta:document-statistic meta:table-count="3" meta:cell-count="100" meta:object-count="0"/>
  </office:meta>
</office:document-meta>
</file>